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"/>
    <style:font-face style:name="CAC Krazy Legs" svg:font-family="'CAC Krazy Legs'"/>
    <style:font-face style:name="Celtic" svg:font-family="Celtic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Coming of the Trolls</text:p>
      <text:p text:style-name="Standard"/>
      <text:p text:style-name="Standard"><text:s text:c="10"/>“So you wish to hear how my people the Trolls came to Eltara? <text:s/>Well, pull up a chair, my friend, and I shall tell you.</text:p>
      <text:p text:style-name="Standard"/>
      <text:p text:style-name="Standard"><text:s text:c="10"/>“Once we lived on a planet known as Kalarmin. <text:s/>There we prospered as a great civilization. <text:s/>We had many museums, libraries and universities. <text:s/>The center of this once great empire was our capital, Shalmar. <text:s/>There people would come to study the arts, music, and literature. <text:s/>Here people would gather to do business, bringing wares to the market, hiring soldiers to help aid in travel of caravans.</text:p>
      <text:p text:style-name="Standard"/>
      <text:p text:style-name="Standard"><text:s text:c="10"/>“But all was not at peace within Shalmar or on Kalarmin. <text:s/>We warred with a race known to us as Shiroi. <text:s/>We were a large empire and growing rapidly. <text:s/>We began to extend our boundaries. <text:s/>They became angry with this and fought back by raiding our villages and supplies. <text:s/>The Shiroi possessed one thing that we did not – magic. <text:s/>To guarantee our safety when attacking we used swift, brutal assaults, destroying all we could as quickly as we could. <text:s/>Victory after victory was ours. <text:s/>We gained land and goods to supply our ever-growing population. <text:s/>The Shiroi, however, began to realize what we were doing and so banded together against us in a massive army. <text:s/>Their new campaign against us, led by a powerful wizard, they began to take back that which we had taken from them and more.</text:p>
      <text:p text:style-name="Standard"/>
      <text:p text:style-name="Standard"><text:s text:c="10"/>“Just as it seemed the Shiroi were going to conquer Shalmar, a people came to us called the Myrae. <text:s/>They approached our leaders, offering help, and in return they required only knowledge. <text:s/>The Myrae claimed they could destroy the Shiroi, totally eliminating them from our planet.</text:p>
      <text:p text:style-name="Standard"/>
      <text:p text:style-name="Standard"><text:s text:c="10"/>“As promised, the Shiroi were destroyed. <text:s/>If I remember, it was about a year. <text:s/>The Myrae returned to collect their knowledge. <text:s/>Our governor Lorim swung open the doors of our great libraries. <text:s/>The Myrae declined. <text:s/>He offered them the keys to our universities. <text:s/>Still they said no. <text:s/>He asked them, ‘What knowledge, then, do you seek? <text:s/>What is it we have that you desire?’</text:p>
      <text:p text:style-name="Standard"/>
      <text:p text:style-name="Standard"><text:s text:c="10"/>“’That which we seek lies within you.’ <text:s/>The Myrae then reached and grabbed Lorim. <text:s/>Lorim shrank to the ground clutching his belly and head, screaming in agony and pain. <text:s/>The other Myrae picked him up, carrying him away, their last words, ‘We have begun collecting on our debt,’ echoing through the now silent hall.</text:p>
      <text:p text:style-name="Standard"/>
      <text:p text:style-name="Standard"><text:s text:c="10"/>“Overnight it seemed our once beautiful city was abandoned. <text:s/>We took our families and belongings and fled into the forests and mountains. <text:s/>For months and months we moved from place to place, hunted as a fox by the hound. <text:s/>Our deceivers, the Myrae, picked us off slowly, taking small groups at a time, stealing that which was gifted us, our very essence. <text:s/>In time, some of our people felt drawn to a place unfamiliar to us, yet promising safety. <text:s/>They would dream of this place and led us unerringly towards swampy bog lands.</text:p>
      <text:p text:style-name="Standard"/>
      <text:p text:style-name="Standard"><text:s text:c="10"/>“As more and more arrived, our leaders gathered to find out what had happened to the others. <text:s/>Stories came of the Shiroi found by other wandering groups. <text:s/>They said the Shiroi bodies were found twisted in agony, their faces held looks of utter horror as they realized their own tortured death. <text:s/>Despite all of our knowledge, it seemed we had truly been the fools. <text:s/>Amends needed, the decision was made and an oath written. <text:s/>Never again would we actively seek to destroy another, nor would we allow another to fool us into our own destruction. <text:s/>Here we would stand, defending it to the last. <text:s/>None would take it from us.</text:p>
      <text:p text:style-name="Standard"/>
      <text:p text:style-name="Standard"><text:s text:c="10"/>“Gathering at dawn, we the people began to speak the words. <text:s/>The light of the sun began to flicker as if in response to our vows. <text:s/>A chill swept the mass, our bodies shook and quivered, the power of our words controlling our spirit. <text:s/>The oath sworn, we began to build defenses for our haven. <text:s/>Within <text:soft-page-break/>days we realized, however, that the land around us had changed. <text:s/>No longer were we on our home. <text:s/>The safety we sought had brought us to it.</text:p>
      <text:p text:style-name="Standard">“And so we migrated to the land known as Eltara, to live here and make amends for our foolishness.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"/>
    <style:font-face style:name="CAC Krazy Legs" svg:font-family="'CAC Krazy Legs'"/>
    <style:font-face style:name="Celtic" svg:font-family="Celtic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0:16:58.111215713</meta:creation-date>
    <dc:date>2018-08-27T10:17:39.058932318</dc:date>
    <meta:editing-duration>PT41S</meta:editing-duration>
    <meta:editing-cycles>1</meta:editing-cycles>
    <meta:document-statistic meta:table-count="0" meta:image-count="0" meta:object-count="0" meta:page-count="2" meta:paragraph-count="11" meta:word-count="703" meta:character-count="4047" meta:non-whitespace-character-count="3217"/>
    <meta:generator>LibreOffice/6.0.3.2$Linux_X86_64 LibreOffice_project/00m0$Build-2</meta:generator>
  </office:meta>
</office:document-meta>
</file>